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2">
      <style:text-properties style:language-asian="zh" style:country-asian="TW"/>
    </style:style>
    <style:style style:name="P16" style:family="paragraph" style:parent-style-name="Text_20_body">
      <style:text-properties style:language-asian="zh" style:country-asian="TW"/>
    </style:style>
    <style:style style:name="P17" style:family="paragraph" style:parent-style-name="Heading_20_3">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4.551cm" svg:height="1.93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4</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p text:style-name="P13"><text:a xlink:type="simple" xlink:href="#1.1.Component Trilogy|outline">Component Trilogy<text:tab/>4</text:a></text:p>
          <text:p text:style-name="P14"><text:a xlink:type="simple" xlink:href="#1.1.1.Visual Representation|outline">Visual Representation<text:tab/>4</text:a></text:p>
          <text:p text:style-name="P14"><text:a xlink:type="simple" xlink:href="#1.1.2.Behavior|outline">Behavior<text:tab/>5</text:a></text:p>
          <text:p text:style-name="P14"><text:a xlink:type="simple" xlink:href="#1.1.3.Configuration|outline">Configuration<text:tab/>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text:p>
      <text:h text:style-name="P15" text:outline-level="2">Component Trilogy</text:h>
      <text:p text:style-name="P16"><draw:frame draw:style-name="fr2" draw:name="graphics1" text:anchor-type="paragraph" svg:x="1.289cm" svg:y="2.602cm" svg:width="15cm" svg:height="7.091cm" draw:z-index="1"><draw:image xlink:href="../images/ComponentTrilogy.gif" xlink:type="simple" xlink:show="embed" xlink:actuate="onLoad"/></draw:frame>There are three steps to provide a ZK component as depicted blow. First, you have to design the visual representation (in HTML tags and, optionally, with JavaScript codes). Second, you have to implement the behavior (in a Java class) at the server. Finally, you have to configure it with a XML file, such that your Web applications can access it.</text:p>
      <text:p text:style-name="P16">A ZK component consists of a visual representation and a Java object (the <text:span text:style-name="T5">behavior</text:span>). They are two sides of the same coin (i.e., the component). The visual representation is running at the browser and interacts with the user, while the Java object is running at the server and interacts with the Web application.</text:p>
      <text:h text:style-name="Heading_20_3" text:outline-level="3">Visual Representation</text:h>
      <text:p text:style-name="Text_20_body_20_indent">The<text:span text:style-name="T2"> visual representation is basically a piece of HTML tags and, optionally, JavaScript methods. The HTML tags are the visual part, while JavaScript methods initialize, clean up and manipulate the component.</text:span></text:p>
      <text:h text:style-name="Heading_20_4" text:outline-level="4">HTML Tags</text:h>
      <text:p text:style-name="Text_20_body_20_indent_20_2">Depending on your UI design, you must have a piece of HTML tags to represent the visual part of the component. For example, assume you want to use BUTTON tag to represent a component, and then the visual representatio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representation are running at and interpreted by the browser. However, they are generated at the server and you can use your favorite technology to generate them. For example, you can use DSP<text:note text:id="ftn1" text:note-class="footnote"><text:note-citation>1</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JSP, Servlet and whatever Java Servlet technology you like. For sake of convenience,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17" text:outline-level="3">Behavior</text:h>
      <text:p text:style-name="P18">The behavior is the API of the component that Web applications interact with. More precisely, it is a Java class implementing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 We will talk about how to select later.</text:p>
      <text:p text:style-name="P18">For example, assume we want to extend the most skeletal implementation AbstractComponent,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17" text:outline-level="3">Configuration</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text:page-number> of <text:page-count>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24T19:48:58</dc:date>
    <meta:printed-by>Henri Chen</meta:printed-by>
    <meta:print-date>2006-08-04T11:03:45</meta:print-date>
    <meta:keyword>ZK ZUL ZHTML</meta:keyword>
    <dc:language>en-US</dc:language>
    <meta:editing-cycles>5014</meta:editing-cycles>
    <meta:editing-duration>P19DT12H15M39S</meta:editing-duration>
    <meta:user-defined meta:name="Info 1"/>
    <meta:user-defined meta:name="Info 2"/>
    <meta:user-defined meta:name="Info 3"/>
    <meta:user-defined meta:name="Info 4"/>
    <meta:document-statistic meta:table-count="0" meta:image-count="2" meta:object-count="0" meta:page-count="6" meta:paragraph-count="51" meta:word-count="898" meta:character-count="5709"/>
  </office:meta>
</office:document-meta>
</file>